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096cm"/>
    </style:style>
    <style:style style:name="Table11.B" style:family="table-column">
      <style:table-column-properties style:column-width="13.91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2.487cm" style:rel-column-width="9698*"/>
    </style:style>
    <style:style style:name="Table2.B" style:family="table-column">
      <style:table-column-properties style:column-width="14.319cm" style:rel-column-width="5583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2.91cm" style:rel-column-width="11348*"/>
    </style:style>
    <style:style style:name="Table3.B" style:family="table-column">
      <style:table-column-properties style:column-width="5.292cm" style:rel-column-width="20634*"/>
    </style:style>
    <style:style style:name="Table3.C" style:family="table-column">
      <style:table-column-properties style:column-width="2.09cm" style:rel-column-width="8150*"/>
    </style:style>
    <style:style style:name="Table3.D" style:family="table-column">
      <style:table-column-properties style:column-width="6.514cm" style:rel-column-width="254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806cm" table:align="margins"/>
    </style:style>
    <style:style style:name="Table4.A" style:family="table-column">
      <style:table-column-properties style:column-width="2.408cm" style:rel-column-width="1365*"/>
    </style:style>
    <style:style style:name="Table4.B" style:family="table-column">
      <style:table-column-properties style:column-width="14.399cm" style:rel-column-width="816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2.487cm" style:rel-column-width="9698*"/>
    </style:style>
    <style:style style:name="Table6.B" style:family="table-column">
      <style:table-column-properties style:column-width="14.319cm" style:rel-column-width="5583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2.593cm" style:rel-column-width="10110*"/>
    </style:style>
    <style:style style:name="Table7.B" style:family="table-column">
      <style:table-column-properties style:column-width="14.213cm" style:rel-column-width="554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6.806cm" table:align="margins"/>
    </style:style>
    <style:style style:name="Table8.A" style:family="table-column">
      <style:table-column-properties style:column-width="2.593cm" style:rel-column-width="10110*"/>
    </style:style>
    <style:style style:name="Table8.B" style:family="table-column">
      <style:table-column-properties style:column-width="4.313cm" style:rel-column-width="16817*"/>
    </style:style>
    <style:style style:name="Table8.C" style:family="table-column">
      <style:table-column-properties style:column-width="2.09cm" style:rel-column-width="8150*"/>
    </style:style>
    <style:style style:name="Table8.D" style:family="table-column">
      <style:table-column-properties style:column-width="7.811cm" style:rel-column-width="3045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806cm" table:align="margins"/>
    </style:style>
    <style:style style:name="Table9.A" style:family="table-column">
      <style:table-column-properties style:column-width="2.593cm" style:rel-column-width="10110*"/>
    </style:style>
    <style:style style:name="Table9.B" style:family="table-column">
      <style:table-column-properties style:column-width="14.213cm" style:rel-column-width="5542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2.196cm" style:rel-column-width="8563*"/>
    </style:style>
    <style:style style:name="Table10.B" style:family="table-column">
      <style:table-column-properties style:column-width="14.61cm" style:rel-column-width="5697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fc516" officeooo:paragraph-rsid="001fc516"/>
    </style:style>
    <style:style style:name="P2" style:family="paragraph" style:parent-style-name="Footer">
      <style:text-properties officeooo:rsid="001fc516" officeooo:paragraph-rsid="001fc516"/>
    </style:style>
    <style:style style:name="P3" style:family="paragraph" style:parent-style-name="Standard">
      <style:text-properties officeooo:rsid="001bd6c5" officeooo:paragraph-rsid="001bd6c5"/>
    </style:style>
    <style:style style:name="P4" style:family="paragraph" style:parent-style-name="Standard">
      <style:text-properties officeooo:rsid="001bd6c5" officeooo:paragraph-rsid="0022db03"/>
    </style:style>
    <style:style style:name="P5" style:family="paragraph" style:parent-style-name="Standard">
      <style:text-properties officeooo:rsid="001d75a2" officeooo:paragraph-rsid="001d75a2"/>
    </style:style>
    <style:style style:name="P6" style:family="paragraph" style:parent-style-name="Standard">
      <style:text-properties officeooo:rsid="00154130" officeooo:paragraph-rsid="002843b5"/>
    </style:style>
    <style:style style:name="P7" style:family="paragraph" style:parent-style-name="Standard">
      <style:text-properties officeooo:rsid="002843b5" officeooo:paragraph-rsid="002843b5"/>
    </style:style>
    <style:style style:name="P8" style:family="paragraph" style:parent-style-name="Standard">
      <style:text-properties officeooo:rsid="0029d6e9" officeooo:paragraph-rsid="0029d6e9"/>
    </style:style>
    <style:style style:name="P9" style:family="paragraph" style:parent-style-name="Standard">
      <style:text-properties officeooo:rsid="002a3224" officeooo:paragraph-rsid="002a3224"/>
    </style:style>
    <style:style style:name="P10" style:family="paragraph" style:parent-style-name="Table_20_Contents">
      <style:text-properties officeooo:rsid="001f6b73" officeooo:paragraph-rsid="001f6b73"/>
    </style:style>
    <style:style style:name="P11" style:family="paragraph" style:parent-style-name="Table_20_Contents">
      <style:text-properties officeooo:paragraph-rsid="001f6b73"/>
    </style:style>
    <style:style style:name="P12" style:family="paragraph" style:parent-style-name="Table_20_Contents">
      <style:text-properties officeooo:rsid="001fa3d3" officeooo:paragraph-rsid="001fa3d3"/>
    </style:style>
    <style:style style:name="P13" style:family="paragraph" style:parent-style-name="Table_20_Contents">
      <style:text-properties officeooo:rsid="002429a3" officeooo:paragraph-rsid="002429a3"/>
    </style:style>
    <style:style style:name="P14" style:family="paragraph" style:parent-style-name="Table_20_Contents">
      <style:text-properties officeooo:rsid="002a3224" officeooo:paragraph-rsid="002a3224"/>
    </style:style>
    <style:style style:name="P15" style:family="paragraph" style:parent-style-name="Standard" style:list-style-name="L27">
      <style:text-properties officeooo:rsid="002843b5" officeooo:paragraph-rsid="002843b5"/>
    </style:style>
    <style:style style:name="P16" style:family="paragraph" style:parent-style-name="Standard" style:list-style-name="L28">
      <style:text-properties officeooo:rsid="002843b5" officeooo:paragraph-rsid="002843b5"/>
    </style:style>
    <style:style style:name="P17" style:family="paragraph" style:parent-style-name="Standard" style:list-style-name="L29">
      <style:text-properties officeooo:rsid="002843b5" officeooo:paragraph-rsid="002843b5"/>
    </style:style>
    <style:style style:name="P18" style:family="paragraph" style:parent-style-name="Standard" style:list-style-name="L30">
      <style:text-properties officeooo:rsid="002843b5" officeooo:paragraph-rsid="002843b5"/>
    </style:style>
    <style:style style:name="P19" style:family="paragraph" style:parent-style-name="Standard" style:list-style-name="L31">
      <style:text-properties officeooo:rsid="0029d6e9" officeooo:paragraph-rsid="0029d6e9"/>
    </style:style>
    <style:style style:name="P20" style:family="paragraph" style:parent-style-name="Standard">
      <style:text-properties fo:font-weight="bold" officeooo:rsid="001fc516" officeooo:paragraph-rsid="0022db03" style:font-weight-asian="bold" style:font-weight-complex="bold"/>
    </style:style>
    <style:style style:name="P21" style:family="paragraph" style:parent-style-name="Standard">
      <style:text-properties fo:font-weight="bold" officeooo:rsid="002b7c7e" officeooo:paragraph-rsid="002b7c7e" style:font-weight-asian="bold" style:font-weight-complex="bold"/>
    </style:style>
    <style:style style:name="P22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23" style:family="paragraph" style:parent-style-name="Table_20_Contents">
      <style:text-properties fo:font-weight="bold" officeooo:rsid="001f6b73" officeooo:paragraph-rsid="001f6b73" style:font-weight-asian="bold" style:font-weight-complex="bold"/>
    </style:style>
    <style:style style:name="P24" style:family="paragraph" style:parent-style-name="Table_20_Contents">
      <style:text-properties fo:font-weight="bold" officeooo:rsid="002a3224" officeooo:paragraph-rsid="002a3224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843b5"/>
    </style:style>
    <style:style style:name="T2" style:family="text">
      <style:text-properties officeooo:rsid="0029d6e9"/>
    </style:style>
    <style:style style:name="T3" style:family="text">
      <style:text-properties officeooo:rsid="002a62a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álise do Sistema</text:p>
      <text:p text:style-name="Subtitle">Levantamento de Requisitos</text:p>
      <text:h text:style-name="Heading_20_1" text:outline-level="1"><text:span text:style-name="T3">Avaliação de </text:span>Pré-Requisito 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0">ID Solicitação:</text:p>
          </table:table-cell>
          <table:table-cell table:style-name="Table11.B1" office:value-type="string">
            <text:p text:style-name="P4"><text:span text:style-name="T1">201501292305</text:span><office:annotation><dc:creator>João (Home)</dc:creator><dc:date>2015-06-14T12:09:14</dc:date><text:list text:style-name=""><text:list-item><text:p text:style-name="P25"><text:span text:style-name="T4">Identificação da solicitação de avaliação de requisitos, no formato:</text:span></text:p></text:list-item><text:list-item><text:p text:style-name="P25"><text:span text:style-name="T4">- AnoMesDiaHoraMinuto.</text:span></text:p></text:list-item><text:list-item><text:p text:style-name="P25"><text:span text:style-name="T4">- YYYYMMDDhhmm</text:span></text:p></text:list-item></text:list></office:annotation></text:p>
          </table:table-cell>
        </table:table-row>
      </table:table>
      <text:h text:style-name="Heading_20_2" text:outline-level="2">Solicitação</text:h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2">Solicitante:</text:p>
                </table:table-cell>
                <table:table-cell table:style-name="Table2.B1" office:value-type="string">
                  <text:p text:style-name="Table_20_Contents"><text:span text:style-name="T1">João Augusto de Moura</text:span><office:annotation><dc:creator>João (Home)</dc:creator><dc:date>2015-06-14T10:52:03</dc:date><text:list text:continue-numbering="true" text:style-name=""><text:list-item><text:p><text:span text:style-name="T4">Infome o nome do solicitante.</text:span></text:p></text:list-item></text:list></office:annotation></text:p>
                </table:table-cell>
              </table:table-row>
              <table:table-row>
                <table:table-cell table:style-name="Table2.A2" office:value-type="string">
                  <text:p text:style-name="P23">Contato:</text:p>
                </table:table-cell>
                <table:table-cell table:style-name="Table2.B2" office:value-type="string">
                  <text:p text:style-name="P10"><text:span text:style-name="T1">mouraja@gmail.com</text:span><office:annotation><dc:creator>João (Home)</dc:creator><dc:date>2015-06-14T10:58:24</dc:date><text:list text:continue-numbering="true" text:style-name=""><text:list-item><text:p text:style-name="P25"><text:span text:style-name="T4">Informe uma forma de contato com o solicitante.</text:span></text:p></text:list-item></text:list></office:annotation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2">Solicitado em:</text:p>
                </table:table-cell>
                <table:table-cell table:style-name="Table3.A1" office:value-type="string">
                  <text:p text:style-name="Table_20_Contents"><text:span text:style-name="T1">29/01/2015</text:span><office:annotation><dc:creator>João (Home)</dc:creator><dc:date>2015-06-14T10:46:57</dc:date><text:list text:continue-numbering="true" text:style-name=""><text:list-item><text:p text:style-name="P25"><text:span text:style-name="T4">Infome a data da solicitação.</text:span></text:p></text:list-item></text:list></office:annotation></text:p>
                </table:table-cell>
                <table:table-cell table:style-name="Table3.A1" office:value-type="string">
                  <text:p text:style-name="P22">Escopo:</text:p>
                </table:table-cell>
                <table:table-cell table:style-name="Table3.D1" office:value-type="string">
                  <text:p text:style-name="Table_20_Contents"><text:span text:style-name="T1">Analista</text:span><office:annotation><dc:creator>João (Home)</dc:creator><dc:date>2015-06-14T10:47:28</dc:date><text:list text:continue-numbering="true" text:style-name=""><text:list-item><text:p text:style-name="P25"><text:span text:style-name="T4">Informe o escopo que esta solicitação atende:</text:span></text:p></text:list-item><text:list-item><text:p text:style-name="P25"><text:span text:style-name="T4">- Paciente;</text:span></text:p></text:list-item><text:list-item><text:p text:style-name="P25"><text:span text:style-name="T4">- Médico;</text:span></text:p></text:list-item><text:list-item><text:p text:style-name="P25"><text:span text:style-name="T4">- Enfermeiro;</text:span></text:p></text:list-item><text:list-item><text:p text:style-name="P25"><text:span text:style-name="T4">- Bombeiro;</text:span></text:p></text:list-item><text:list-item><text:p text:style-name="P25"><text:span text:style-name="T4">- Famíliar;</text:span></text:p></text:list-item><text:list-item><text:p text:style-name="P25"><text:span text:style-name="T4">- Comum;</text:span></text:p></text:list-item><text:list-item><text:p text:style-name="P25"><text:span text:style-name="T4">- Analista.</text:span></text:p></text:list-item></text:list></office:annotation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4">Id Pré-Req</text:p>
                </table:table-cell>
                <table:table-cell table:style-name="Table4.A1" office:value-type="string">
                  <text:p text:style-name="P21">Solicitação</text:p>
                </table:table-cell>
              </table:table-row>
              <table:table-row>
                <table:table-cell table:style-name="Table4.A2" office:value-type="string">
                  <text:p text:style-name="P14">P0001</text:p>
                </table:table-cell>
                <table:table-cell table:style-name="Table4.A2" office:value-type="string">
                  <text:p text:style-name="P6">Atendimentos a pacientes feita por médicos em instituiç<text:span text:style-name="T1">õ</text:span>es.</text:p>
                </table:table-cell>
              </table:table-row>
              <table:table-row>
                <table:table-cell table:style-name="Table4.A2" office:value-type="string">
                  <text:p text:style-name="P14">P0002</text:p>
                </table:table-cell>
                <table:table-cell table:style-name="Table4.A2" office:value-type="string">
                  <text:p text:style-name="P6">Cadastramento do paciente.</text:p>
                  <text:list xml:id="list2579730126915894106" text:style-name="L27">
                    <text:list-item>
                      <text:p text:style-name="P15">O paciente deve se cadastrar para poder usufruir dos recursos do sistema.</text:p>
                    </text:list-item>
                  </text:list>
                </table:table-cell>
              </table:table-row>
              <table:table-row>
                <table:table-cell table:style-name="Table4.A2" office:value-type="string">
                  <text:p text:style-name="P14">P0003</text:p>
                </table:table-cell>
                <table:table-cell table:style-name="Table4.A2" office:value-type="string">
                  <text:p text:style-name="P6">Cadastramento de instituiç<text:span text:style-name="T1">ão de saúde</text:span>.</text:p>
                  <text:list xml:id="list2488445869019425076" text:style-name="L28">
                    <text:list-item>
                      <text:p text:style-name="P16">As instituições deverão se cadastrar para que seus profissionais tenham acesso as informações de seus pacientes.</text:p>
                    </text:list-item>
                  </text:list>
                </table:table-cell>
              </table:table-row>
              <table:table-row>
                <table:table-cell table:style-name="Table4.A2" office:value-type="string">
                  <text:p text:style-name="P14">P0004</text:p>
                </table:table-cell>
                <table:table-cell table:style-name="Table4.A2" office:value-type="string">
                  <text:p text:style-name="P7">Cadastramento de profissionais da saúde.</text:p>
                  <text:p text:style-name="P7">Este profissionais cadastrados poderão ser utilizados pelas instituições de saúde para compor seu quadro de pessoal autorizado a acessar informações dos pacientes, dependendo de sua função e atuação profissional nos atendimentos e consultas. São eles:</text:p>
                  <text:list xml:id="list8531084222839425754" text:style-name="L29">
                    <text:list-item>
                      <text:p text:style-name="P17">Médicos;</text:p>
                    </text:list-item>
                    <text:list-item>
                      <text:p text:style-name="P17">Enfermeiros;</text:p>
                    </text:list-item>
                    <text:list-item>
                      <text:p text:style-name="P17">Técnicos de saúde;</text:p>
                    </text:list-item>
                    <text:list-item>
                      <text:p text:style-name="P17">Atendentes;</text:p>
                    </text:list-item>
                    <text:list-item>
                      <text:p text:style-name="P17">Paramédicos.</text:p>
                    </text:list-item>
                  </text:list>
                </table:table-cell>
              </table:table-row>
              <table:table-row>
                <table:table-cell table:style-name="Table4.A2" office:value-type="string">
                  <text:p text:style-name="P14">P0005</text:p>
                </table:table-cell>
                <table:table-cell table:style-name="Table4.A2" office:value-type="string">
                  <text:p text:style-name="P6">Cadastramento d<text:span text:style-name="T1">e</text:span> <text:span text:style-name="T1">profissionais</text:span> <text:span text:style-name="T1">d</text:span>a instituiç<text:span text:style-name="T1">ão</text:span>.</text:p>
                  <text:list xml:id="list5005245053720899150" text:style-name="L30">
                    <text:list-item>
                      <text:p text:style-name="P18">A instituição cadastrará os profissionais de saúde (previamente cadastrados) em seu portfólio de profissionais. Estes poderão atuar junto as pacientes em nome da instituição.</text:p>
                    </text:list-item>
                  </text:list>
                </table:table-cell>
              </table:table-row>
              <table:table-row>
                <table:table-cell table:style-name="Table4.A2" office:value-type="string">
                  <text:p text:style-name="P14">P0006</text:p>
                </table:table-cell>
                <table:table-cell table:style-name="Table4.A2" office:value-type="string">
                  <text:p text:style-name="P6">Médico solicita retorno para acompanhamento.</text:p>
                  <text:p text:style-name="P8">O médico informa um prazo para o retorno, por exemplo:</text:p>
                  <text:list xml:id="list7457141092125213428" text:style-name="L31">
                    <text:list-item>
                      <text:p text:style-name="P19">retornar em 20 dias;</text:p>
                    </text:list-item>
                    <text:list-item>
                      <text:p text:style-name="P19">retornar em 3 meses;</text:p>
                    </text:list-item>
                    <text:list-item>
                      <text:p text:style-name="P19">retornar a cada ano;</text:p>
                    </text:list-item>
                  </text:list>
                </table:table-cell>
              </table:table-row>
              <table:table-row>
                <table:table-cell table:style-name="Table4.A2" office:value-type="string">
                  <text:p text:style-name="P14">P0007</text:p>
                </table:table-cell>
                <table:table-cell table:style-name="Table4.A2" office:value-type="string">
                  <text:p text:style-name="P8">Consulta de retorno da consulta médica</text:p>
                </table:table-cell>
              </table:table-row>
              <table:table-row>
                <table:table-cell table:style-name="Table4.A2" office:value-type="string">
                  <text:p text:style-name="P14"><text:soft-page-break/>P0008</text:p>
                </table:table-cell>
                <table:table-cell table:style-name="Table4.A2" office:value-type="string">
                  <text:p text:style-name="P6">Clinica emite laudo de exame.</text:p>
                </table:table-cell>
              </table:table-row>
              <table:table-row>
                <table:table-cell table:style-name="Table4.A2" office:value-type="string">
                  <text:p text:style-name="P14">P0009</text:p>
                </table:table-cell>
                <table:table-cell table:style-name="Table4.A2" office:value-type="string">
                  <text:p text:style-name="P6">Paciente faz exame <text:span text:style-name="T2">laboratorial</text:span> em cl<text:span text:style-name="T2">í</text:span>nica.</text:p>
                </table:table-cell>
              </table:table-row>
              <table:table-row>
                <table:table-cell table:style-name="Table4.A2" office:value-type="string">
                  <text:p text:style-name="P14">P0010</text:p>
                </table:table-cell>
                <table:table-cell table:style-name="Table4.A2" office:value-type="string">
                  <text:p text:style-name="P6">Médico diagnostica problema de saúde baseado em laudo de exame.</text:p>
                </table:table-cell>
              </table:table-row>
              <table:table-row>
                <table:table-cell table:style-name="Table4.A2" office:value-type="string">
                  <text:p text:style-name="P14">P0011</text:p>
                </table:table-cell>
                <table:table-cell table:style-name="Table4.A2" office:value-type="string">
                  <text:p text:style-name="P6">Médico diagnostica problema de saúde baseado em consulta.</text:p>
                </table:table-cell>
              </table:table-row>
              <table:table-row>
                <table:table-cell table:style-name="Table4.A2" office:value-type="string">
                  <text:p text:style-name="P14">P0012</text:p>
                </table:table-cell>
                <table:table-cell table:style-name="Table4.A2" office:value-type="string">
                  <text:p text:style-name="P6">Médico emite receita<text:span text:style-name="T2">s médicos</text:span>.</text:p>
                </table:table-cell>
              </table:table-row>
              <table:table-row>
                <table:table-cell table:style-name="Table4.A2" office:value-type="string">
                  <text:p text:style-name="P14">P0013</text:p>
                </table:table-cell>
                <table:table-cell table:style-name="Table4.A2" office:value-type="string">
                  <text:p text:style-name="P6">Médico solicita exames.</text:p>
                </table:table-cell>
              </table:table-row>
              <table:table-row>
                <table:table-cell table:style-name="Table4.A2" office:value-type="string">
                  <text:p text:style-name="P14">P0014</text:p>
                </table:table-cell>
                <table:table-cell table:style-name="Table4.A2" office:value-type="string">
                  <text:p text:style-name="P6">Paciente tem sintomas.</text:p>
                </table:table-cell>
              </table:table-row>
              <table:table-row>
                <table:table-cell table:style-name="Table4.A2" office:value-type="string">
                  <text:p text:style-name="P14">P0015</text:p>
                </table:table-cell>
                <table:table-cell table:style-name="Table4.A2" office:value-type="string">
                  <text:p text:style-name="P6">Médicos consultam em instituições de saúde.</text:p>
                </table:table-cell>
              </table:table-row>
              <table:table-row>
                <table:table-cell table:style-name="Table4.A2" office:value-type="string">
                  <text:p text:style-name="P14">P0016</text:p>
                </table:table-cell>
                <table:table-cell table:style-name="Table4.A2" office:value-type="string">
                  <text:p text:style-name="P7">Médico solicita exames laboratoriais.</text:p>
                </table:table-cell>
              </table:table-row>
            </table:table>
            <text:p text:style-name="P11"/>
          </table:table-cell>
        </table:table-row>
      </table:table>
      <text:h text:style-name="Heading_20_2" text:outline-level="2">Avaliação</text:h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0">Avaliadores:</text:p>
                </table:table-cell>
                <table:table-cell table:style-name="Table6.B1" office:value-type="string">
                  <text:p text:style-name="Table_20_Contents"><office:annotation><dc:creator>João (Home)</dc:creator><dc:date>2015-06-14T11:12:33</dc:date><text:list text:style-name=""><text:list-item><text:p text:style-name="P25"><text:span text:style-name="T4">Lista com nome dos analistas que avaliaram a solicitação.</text:span></text:p></text:list-item></text:list></office:annotation>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0">Avaliado em:</text:p>
                </table:table-cell>
                <table:table-cell table:style-name="Table7.B1" office:value-type="string">
                  <text:p text:style-name="Table_20_Contents"><office:annotation><dc:creator>João (Home)</dc:creator><dc:date>2015-06-14T11:13:05</dc:date><text:list text:continue-numbering="true" text:style-name=""><text:list-item><text:p text:style-name="P25"><text:span text:style-name="T4">Data final da avaliação </text:span></text:p></text:list-item></text:list></office:annotation>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12">Id Requisito:</text:p>
                </table:table-cell>
                <table:table-cell table:style-name="Table8.A1" office:value-type="string">
                  <text:p text:style-name="Table_20_Contents"><office:annotation><dc:creator>João (Home)</dc:creator><dc:date>2015-06-14T11:13:30</dc:date><text:list text:continue-numbering="true" text:style-name=""><text:list-item><text:p text:style-name="P25"><text:span text:style-name="T4">Referencia ao ID do requisito gerado a partir desta solicitação.</text:span></text:p></text:list-item></text:list></office:annotation></text:p>
                </table:table-cell>
                <table:table-cell table:style-name="Table8.A1" office:value-type="string">
                  <text:p text:style-name="P12">Situação:</text:p>
                </table:table-cell>
                <table:table-cell table:style-name="Table8.D1" office:value-type="string">
                  <text:p text:style-name="P13">Pendente<office:annotation><dc:creator>João (Home)</dc:creator><dc:date>2015-06-14T12:15:34</dc:date><text:list text:continue-numbering="true" text:style-name=""><text:list-item><text:p text:style-name="P26"><text:span text:style-name="T4">Situação da solicitação:</text:span></text:p></text:list-item><text:list-item><text:p text:style-name="P26"><text:span text:style-name="T4">- Pendente;</text:span></text:p></text:list-item><text:list-item><text:p text:style-name="P26"><text:span text:style-name="T4">- Em avaliação;</text:span></text:p></text:list-item><text:list-item><text:p text:style-name="P26"><text:span text:style-name="T4">- Aceita;</text:span></text:p></text:list-item><text:list-item><text:p text:style-name="P26"><text:span text:style-name="T4">- Recusada.</text:span></text:p></text:list-item></text:list></office:annotation>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2">Observações:</text:p>
                </table:table-cell>
                <table:table-cell table:style-name="Table9.B1" office:value-type="string">
                  <text:p text:style-name="Table_20_Contents"><office:annotation><dc:creator>João (Home)</dc:creator><dc:date>2015-06-14T11:14:14</dc:date><text:list text:continue-numbering="true" text:style-name=""><text:list-item><text:p text:style-name="P25"><text:span text:style-name="T4">Observações, comentários, anotações, pendências e outras informações geradas durante o processo de avaliação.</text:span></text:p></text:list-item></text:list></office:annotation>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2">Definição:</text:p>
                </table:table-cell>
                <table:table-cell table:style-name="Table10.B1" office:value-type="string">
                  <text:p text:style-name="Table_20_Contents"><office:annotation><dc:creator>João (Home)</dc:creator><dc:date>2015-06-14T11:15:05</dc:date><text:list text:continue-numbering="true" text:style-name=""><text:list-item><text:p text:style-name="P25"><text:span text:style-name="T4">Parecer da avaliação, pode ser:</text:span></text:p></text:list-item><text:list-item><text:p text:style-name="P25"><text:span text:style-name="T4">- Definição de novo requisito;</text:span></text:p></text:list-item><text:list-item><text:p text:style-name="P25"><text:span text:style-name="T4">- Motivo de não aceite da solicitação.</text:span></text:p></text:list-item></text:list></office:annotation>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c516" officeooo:paragraph-rsid="001fc516"/>
    </style:style>
    <style:style style:name="MP2" style:family="paragraph" style:parent-style-name="Footer">
      <style:text-properties officeooo:rsid="001fc516" officeooo:paragraph-rsid="001fc5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o Saúde<text:tab/><text:tab/>Formulário de Pré-Requisitos</text:p>
      </style:header>
      <style:footer>
        <text:p text:style-name="MP2">Equipe de Análise<text:tab/><text:tab/>Pag.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25:54.548060635</meta:creation-date>
    <dc:date>2015-06-15T09:59:00.400212887</dc:date>
    <dc:creator>João (Home)</dc:creator>
    <meta:editing-duration>PT1H39M56S</meta:editing-duration>
    <meta:editing-cycles>11</meta:editing-cycles>
    <meta:generator>LibreOffice/4.2.8.2$Linux_X86_64 LibreOffice_project/420m0$Build-2</meta:generator>
    <dc:description>Formulário de solicitação de avaliação de requisitos.</dc:description>
    <dc:subject>Solicitação de Requisitos</dc:subject>
    <dc:title>Levantamento de Requisitos</dc:title>
    <meta:document-statistic meta:table-count="11" meta:image-count="0" meta:object-count="0" meta:page-count="2" meta:paragraph-count="76" meta:word-count="279" meta:character-count="1898" meta:non-whitespace-character-count="1698"/>
    <meta:user-defined meta:name="Aprovado" meta:value-type="boolean">false</meta:user-defined>
    <meta:user-defined meta:name="Checked by"/>
    <meta:user-defined meta:name="Date completed" meta:value-type="date">2015-06-14</meta:user-defined>
    <meta:user-defined meta:name="E-Mail">mouraja@hotmail.com</meta:user-defined>
    <meta:user-defined meta:name="Group" meta:value-type="string">É nóis do Sicoob</meta:user-defined>
    <meta:user-defined meta:name="Project" meta:value-type="string">Saúde</meta:user-defined>
    <meta:user-defined meta:name="Purpose" meta:value-type="string">Solicitar a avaliação de um pré-requisito, e transformá-lo em requisito do projeto.</meta:user-defined>
    <meta:user-defined meta:name="Status" meta:value-type="string">Pendente</meta:user-defined>
  </office:meta>
</office:document-meta>
</file>